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style>
    <style:style style:name="P2" style:family="paragraph" style:parent-style-name="Standard">
      <style:text-properties officeooo:rsid="001c5797" officeooo:paragraph-rsid="001c5797"/>
    </style:style>
    <style:style style:name="P3" style:family="paragraph" style:parent-style-name="Standard">
      <style:text-properties officeooo:paragraph-rsid="001c5797"/>
    </style:style>
    <style:style style:name="P4" style:family="paragraph" style:parent-style-name="Standard">
      <style:text-properties style:font-name="Liberation Serif" fo:font-size="18pt" fo:font-weight="bold" officeooo:rsid="001c5797" officeooo:paragraph-rsid="001c5797" style:font-name-asian="Droid Sans Fallback" style:font-size-asian="18pt" style:font-weight-asian="bold" style:font-name-complex="FreeSans" style:font-size-complex="18pt" style:font-weight-complex="bold"/>
    </style:style>
    <style:style style:name="P5" style:family="paragraph" style:parent-style-name="Standard">
      <style:text-properties style:font-name="Liberation Serif" fo:font-size="18pt" fo:font-weight="bold" officeooo:rsid="001c5797" officeooo:paragraph-rsid="001fcbf7" style:font-name-asian="Droid Sans Fallback" style:font-size-asian="18pt" style:font-weight-asian="bold" style:font-name-complex="FreeSans" style:font-size-complex="18pt" style:font-weight-complex="bold"/>
    </style:style>
    <style:style style:name="P6" style:family="paragraph" style:parent-style-name="Standard">
      <style:text-properties style:font-name="Liberation Serif" fo:font-size="18pt" fo:font-weight="normal" officeooo:rsid="0021527f" officeooo:paragraph-rsid="0021527f" style:font-name-asian="Droid Sans Fallback" style:font-size-asian="18pt" style:font-weight-asian="normal" style:font-name-complex="FreeSans" style:font-size-complex="18pt" style:font-weight-complex="normal"/>
    </style:style>
    <style:style style:name="P7" style:family="paragraph" style:parent-style-name="Standard">
      <style:text-properties officeooo:rsid="001e11cd" officeooo:paragraph-rsid="001e11cd"/>
    </style:style>
    <style:style style:name="P8" style:family="paragraph" style:parent-style-name="Standard">
      <style:text-properties officeooo:rsid="0021527f" officeooo:paragraph-rsid="0021527f"/>
    </style:style>
    <style:style style:name="P9" style:family="paragraph" style:parent-style-name="Standard">
      <style:text-properties officeooo:paragraph-rsid="001fcbf7"/>
    </style:style>
    <style:style style:name="P10" style:family="paragraph" style:parent-style-name="Standard">
      <style:text-properties officeooo:rsid="0022e7df" officeooo:paragraph-rsid="0022e7df"/>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1">
      <style:paragraph-properties fo:margin-top="0cm" fo:margin-bottom="0cm" loext:contextual-spacing="false" fo:text-align="justify" style:justify-single-word="false"/>
    </style:style>
    <style:style style:name="P13" style:family="paragraph" style:parent-style-name="Heading_20_2">
      <style:text-properties officeooo:rsid="0019a380" officeooo:paragraph-rsid="0019a380"/>
    </style:style>
    <style:style style:name="T1" style:family="text">
      <style:text-properties officeooo:rsid="001c5797"/>
    </style:style>
    <style:style style:name="T2" style:family="text">
      <style:text-properties officeooo:rsid="001e11cd"/>
    </style:style>
    <style:style style:name="T3" style:family="text">
      <style:text-properties officeooo:rsid="002188e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UE SWE WS 2016</text:h>
      <text:h text:style-name="Heading_20_2" text:outline-level="2"><text:bookmark text:name="Auktionsplattform"/>Auktionsplattform</text:h>
      <text:p text:style-name="P1">Es soll eine Auktionsplattform entwickelt werden, die es ermöglicht Produkte unterschiedlicher Produktgruppen zu versteigern/ersteigern. Die Plattform soll mind. drei verschiedene Benutzergruppen unterstützen. Verkäufern/Käufern soll es z.B. möglich sein Produkte anzubieten und Gebote für gewünschte Produkte abzugeben. Administratoren sollen z.B. Produktgruppen anlegen oder unpassende Produkte entfernen können. Weiters soll es Forschern möglich sein, sinnvolle Informationen über das Kauf/Verkauf-Verhalten von Nutzern zu erhalten.</text:p>
      <text:p text:style-name="Standard"/>
      <text:p text:style-name="Standard"/>
      <text:p text:style-name="P4">Projektvorschlag</text:p>
      <text:p text:style-name="P2"/>
      <text:p text:style-name="P3"><text:span text:style-name="T1">Es ist geplant eine leicht verständliche Webplattform zu erstellen, welche allen Usern ermöglicht sich anzumelden. Dies benötigt eine Registrierung aller Benutzer, welche mit einem Formular durchgeführt wird. Beim LogIn wird der Username und das Passwort abgefragt.</text:span></text:p>
      <text:p text:style-name="P3"/>
      <text:p text:style-name="P3"><text:span text:style-name="T1">Profil bearbeiten?</text:span></text:p>
      <text:p text:style-name="P3"/>
      <text:p text:style-name="P3"><text:span text:style-name="T2">Käufer sollen die Möglichkeit haben Gebote auf verschiedene Artikel abzugeben. <text:s/></text:span></text:p>
      <text:p text:style-name="Standard"/>
      <text:p text:style-name="P7">Verkäufer sollen die Möglichkeit haben Artikel einzustellen. Das inkludiert für jeden Artikel die Beschreibung, die Möglichkeit den Preis zu erhöhen (evtl. auch dekrementieren), eine Kategorie, den Startpreis und einen Namen. </text:p>
      <text:p text:style-name="P7"/>
      <text:p text:style-name="P7">Administratoren sollen in der Lage sein neue Produktgruppen anzulegen, sowie unpassende Produkte entfernen zu können.</text:p>
      <text:p text:style-name="P7"/>
      <text:p text:style-name="P7">Um Forschern zu ermöglichen Informationen über das Kaufverhalten zu bekommen, muss eine Speicherung und eine Analyse der Verkäufe erfolgen.</text:p>
      <text:p text:style-name="P7"/>
      <text:p text:style-name="P7"/>
      <text:p text:style-name="P5">Use-Case Beschreibung</text:p>
      <text:p text:style-name="P5"/>
      <text:p text:style-name="P6">immer verben benutzen, keine Substantive alleine</text:p>
      <text:p text:style-name="P6">extends wenn was schief geht!</text:p>
      <text:p text:style-name="P6"/>
      <text:p text:style-name="P6"/>
      <text:p text:style-name="P9"/>
      <text:p text:style-name="P8">ein Gebot abgeben</text:p>
      <text:p text:style-name="P8">Ziel: Gebot auf Artikel ist im System gespeichert</text:p>
      <text:p text:style-name="P8">Kategorie: primär</text:p>
      <text:p text:style-name="P8">Vorbedingung: erfolgreiche Anmeldung</text:p>
      <text:p text:style-name="P8">Nachbedingung bei Erfolg: Artikel kann zum eingebenen Preis ersteigert werden, Benachrichtigung über erfolgreich abgegebenes Gebot</text:p>
      <text:p text:style-name="P8"><text:soft-page-break/>Akteure: <text:span text:style-name="T3">Käufer</text:span></text:p>
      <text:p text:style-name="P10">Beschreibung Basisablauf: Aktionen</text:p>
      <text:p text:style-name="P10">Erweiterungen:</text:p>
      <text:p text:style-name="P10">Alternative Abläufe: </text:p>
      <text:p text:style-name="Standard"/>
      <text:p text:style-name="Standard"/>
      <text:p text:style-name="Standard"/>
      <text:p text:style-name="Standard"/>
      <text:p text:style-name="Standard"/>
      <text:h text:style-name="Heading_20_1" text:outline-level="1"><text:bookmark text:name="Rahmenbedingungen"/>Rahmenbedingungen</text:h>
      <text:list xml:id="list8654238230398776297" text:style-name="L1">
        <text:list-item>
          <text:p text:style-name="P12">Das Softwareprojekt soll mittels Java Servlets/Java Server Pages (JSP) realisiert werden und mittels Apache Tomcat dauerhaft zur Verfügung gestellt werden (auf tomcat01lab.cs.univie.ac.at). Die Datenverwaltung soll mittels eines Data Access Layer umgesetzt und möglichst einfach realisiert werden. </text:p>
        </text:list-item>
        <text:list-item>
          <text:p text:style-name="P12">Sämtliche im Rahmen des Projekts erstellten Dateien (Modelle, Beschreibungen, Source Files, Folien, etc.) müssen mittels des Versionskontrollsystems GIT bereitgestellt werden.</text:p>
        </text:list-item>
        <text:list-item>
          <text:p text:style-name="P12">Von jedem Teammitglied ist ein persönliches Projekttagebuch zu führen. Jedes Teammitglied muss in allen Phasen der Entwicklung (Use-Case Modellierung, Analyse/Design, Implementierung, Test) eigenständige Beiträge (die auch entsprechend zu dokumentieren sind!) leisten.</text:p>
        </text:list-item>
        <text:list-item>
          <text:p text:style-name="P11">Die Projekte müssen auf Basis eines iterativen und inkrementellen Entwicklungsprozesses (siehe Vorlesung) durchgeführt werden. Dabei soll in einer ersten Iteration ein Prototyp realisiert werden, der in einer zweiten Iteration weiterentwickelt wird. Der Entwicklungsprozess muss kontinuierlich während des gesamten Semesters erfolgen.</text:p>
        </text:list-item>
      </text:list>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meta:initial-creator>
    <meta:creation-date>2016-11-13T16:27:55.351064230</meta:creation-date>
    <dc:date>2016-11-14T16:47:04.563979665</dc:date>
    <dc:creator>florian </dc:creator>
    <meta:editing-duration>PT6M3S</meta:editing-duration>
    <meta:editing-cycles>2</meta:editing-cycles>
    <meta:generator>LibreOffice/5.0.3.2$Linux_X86_64 LibreOffice_project/00m0$Build-2</meta:generator>
    <meta:document-statistic meta:table-count="0" meta:image-count="0" meta:object-count="0" meta:page-count="2" meta:paragraph-count="27" meta:word-count="363" meta:character-count="2954" meta:non-whitespace-character-count="2617"/>
  </office:meta>
</office:document-meta>
</file>